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1" svg:font-family="'Luxi Sans'"/>
    <style:font-face style:name="Bitstream Vera Sans Mono" svg:font-family="'Bitstream Vera Sans Mono'" style:font-family-generic="modern" style:font-pitch="fixed"/>
    <style:font-face style:name="Bitstream Vera Sans1" svg:font-family="'Bitstream Vera Sans'" style:font-pitch="variable"/>
    <style:font-face style:name="Luxi Sans" svg:font-family="'Luxi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text-properties fo:font-size="12pt" fo:font-weight="normal" style:font-size-asian="12pt" style:font-weight-asian="normal" style:font-size-complex="12pt"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list-style-name="L4">
      <style:text-properties fo:font-size="12pt" fo:font-weight="normal" style:font-size-asian="12pt" style:font-weight-asian="normal" style:font-size-complex="12pt" style:font-weight-complex="normal"/>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list-style-name="L5">
      <style:text-properties fo:font-size="12pt" fo:font-weight="normal" style:font-size-asian="12pt" style:font-weight-asian="normal" style:font-size-complex="12pt" style:font-weight-complex="normal"/>
    </style:style>
    <style:style style:name="P9" style:family="paragraph" style:parent-style-name="Standard" style:list-style-name="L6">
      <style:text-properties fo:font-size="12pt" fo:font-weight="normal" style:font-size-asian="12pt" style:font-weight-asian="normal" style:font-size-complex="12pt" style:font-weight-complex="normal"/>
    </style:style>
    <style:style style:name="P10" style:family="paragraph" style:parent-style-name="Standard" style:list-style-name="L7">
      <style:text-properties fo:font-size="12pt" fo:font-style="normal"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puts</text:p>
      <text:list text:style-name="L1">
        <text:list-item>
          <text:p text:style-name="P2">1/4” input</text:p>
          <text:list>
            <text:list-item>
              <text:p text:style-name="P2">The signal arrives at the 1/4” input, which is separated from ground by a 47k resistor [R1].</text:p>
            </text:list-item>
          </text:list>
        </text:list-item>
      </text:list>
      <text:list text:style-name="L2">
        <text:list-item>
          <text:list>
            <text:list-item>
              <text:list>
                <text:list-item>
                  <text:p text:style-name="P3">It passes through a 10k resistor [R2], a low-pass filter that drops a 1v level signal to 1v below 5Hz to 0.6v above 90Hz. <text:s/>Around 20Hz, it is 0.65v.</text:p>
                </text:list-item>
              </text:list>
            </text:list-item>
          </text:list>
        </text:list-item>
      </text:list>
      <text:list text:style-name="L1">
        <text:list-item text:start-value="1">
          <text:list>
            <text:list-item text:start-value="1">
              <text:list>
                <text:list-item text:start-value="1">
                  <text:p text:style-name="P2">Then it passes through a 1u capacitor [C5] (blocks 7v dc from reaching input). <text:s/>It is also a high-pass filter, that retains the signal from R2 above 200Hz, but lowers the bass signal (0.56v at 20Hz). <text:s/></text:p>
                </text:list-item>
                <text:list-item>
                  <text:p text:style-name="P2">Here, along with the XLR1 signal, passes through a 4.99k R6, then to the U1B-.</text:p>
                </text:list-item>
              </text:list>
            </text:list-item>
            <text:list-item>
              <text:p text:style-name="P2">(XLR loopback shunt)</text:p>
              <text:list>
                <text:list-item>
                  <text:p text:style-name="P2">The signal from the 1/4” input, after C5, is also shunted through two 47u caps [C4, C3]. <text:s/>These do little to affect the signal.</text:p>
                </text:list-item>
                <text:list-item>
                  <text:p text:style-name="P2">Then it passes through a 6.8k R38, then a 6.8k R39. <text:s/>R38 drops the signal to 0.53v. <text:s/>R39 drops it further to 0.475v. <text:s/></text:p>
                </text:list-item>
              </text:list>
            </text:list-item>
          </text:list>
        </text:list-item>
        <text:list-item>
          <text:p text:style-name="P2">XLR inputs</text:p>
          <text:list>
            <text:list-item>
              <text:p text:style-name="P2">The signal arrives at the XLR 1 input. <text:s/>Two 6.8k [R37, R38] separate XLR 1 from XLR 2.</text:p>
            </text:list-item>
            <text:list-item>
              <text:p text:style-name="P2">45+V dc phantom power are on XLR 1 &amp; 2, if switched on. <text:s/>This voltage comes from Q5.</text:p>
            </text:list-item>
            <text:list-item>
              <text:p text:style-name="P2">XLR 1 &amp; XLR 2 pass their signal through two 47u capacitors each [C3&amp;C4, C1&amp;C2] that block the dc phantom power. <text:s/></text:p>
              <text:list>
                <text:list-item>
                  <text:list>
                    <text:list-item>
                      <text:list>
                        <text:list-item>
                          <text:list>
                            <text:list-item>
                              <text:list>
                                <text:list-item>
                                  <text:p text:style-name="P2">Could replacing the two with one bigger cap filter the dc out, but let more ac pass?</text:p>
                                </text:list-item>
                              </text:list>
                            </text:list-item>
                          </text:list>
                        </text:list-item>
                      </text:list>
                    </text:list-item>
                  </text:list>
                </text:list-item>
              </text:list>
            </text:list-item>
            <text:list-item>
              <text:p text:style-name="P2">After the two caps, the XLR 1 signal connects with the 1/4” input signal.</text:p>
            </text:list-item>
          </text:list>
        </text:list-item>
        <text:list-item>
          <text:p text:style-name="P2"><text:s text:c="3"/></text:p>
        </text:list-item>
      </text:list>
      <text:p text:style-name="Standard"/>
      <text:list text:style-name="L1">
        <text:list-item text:start-value="1">
          <text:p text:style-name="P2">R11 introduces most of the phase shift in the circuit. <text:s/>It would be best to ensure that this cap (and its mirror, R10) are of least-phase-shifting type.</text:p>
        </text:list-item>
      </text:list>
      <text:p text:style-name="Standard"/>
      <text:p text:style-name="P1">Outputs</text:p>
      <text:list text:style-name="L3">
        <text:list-item>
          <text:p text:style-name="P4">The main output (1/4” and XLR1) comes from U2A, after being filtered by 100ohm R24, dc-blocked by 10u C17, and grounded through 100K R27. <text:s/></text:p>
        </text:list-item>
        <text:list-item>
          <text:p text:style-name="P4">The XLR2 output comes from another source, but receives the same resistor/cap/resistor arrangement as above.</text:p>
          <text:p text:style-name="P4"/>
        </text:list-item>
      </text:list>
      <text:p text:style-name="P1">Opamps</text:p>
      <text:p text:style-name="P5"/>
      <text:list text:style-name="L3">
        <text:list-item text:start-value="1">
          <text:p text:style-name="P4">All four opamps are wired with negative feedback. <text:s/></text:p>
          <text:p text:style-name="P4"/>
        </text:list-item>
        <text:list-item>
          <text:p text:style-name="P4">U1A is a zero-gain, non-inverting amplifier. <text:s/></text:p>
        </text:list-item>
        <text:list-item>
          <text:p text:style-name="P4">U1A+ is a solid +7.76391v dc. <text:s/></text:p>
        </text:list-item>
        <text:list-item>
          <text:p text:style-name="P4">Since Vout = V+ minus V-; and V- = Vout; then Vout&amp;V- self-adjust to V+. <text:s text:c="2"/>This sets the bias potential across much of the circuit.</text:p>
        </text:list-item>
      </text:list>
      <text:p text:style-name="P5"/>
      <text:list text:style-name="L3">
        <text:list-item text:start-value="1">
          <text:p text:style-name="P4">U2B is a voltage follower. <text:s/>The voltage presented on the + input is produced at the output. <text:s/>U2B turns a high impedance source into a low impedance output. <text:s/></text:p>
          <text:list>
            <text:list-item>
              <text:p text:style-name="P4">Oddly, whenever the input signal is too strong it distorts, by clipping off the top of the signal. <text:s/>The +12v dc input's current moves from 2mA to 1.8mA right where the signal clips. (This must affect the other half of the opamp, by distorting the other side of the opamp as well.)</text:p>
            </text:list-item>
          </text:list>
        </text:list-item>
        <text:list-item>
          <text:p text:style-name="P4">U2A is the final opamp stage for the main output. <text:s/>It is an inverting amplifier.</text:p>
          <text:list>
            <text:list-item>
              <text:p text:style-name="P4">Oddly, clipping also occurs here when the input signal is too strong. <text:s/>Since it is an inverting amp, the clipping shaves off the other side from what U2B shaves. <text:s/>Leading to a squared waveform. <text:s/></text:p>
            </text:list-item>
            <text:list-item>
              <text:p text:style-name="P4">How much signal from the tube feedback stages are making their way into the positive input? <text:s/>How much signal from the vol knob is present on the positive input? <text:s/></text:p>
              <text:list>
                <text:list-item>
                  <text:p text:style-name="P4">It could be the tube feedback loop creates distortion at this stage, by adding ripple to the 7.76v dc signal from U1A. <text:s/></text:p>
                </text:list-item>
                <text:list-item>
                  <text:p text:style-name="P4">Otherwise, the 7.76v dc signal from U1A only provides headroom for the signal to fluctuate, without falling to 0v. <text:s/>[0v to +12v operating space]. <text:s text:c="2"/></text:p>
                </text:list-item>
              </text:list>
            </text:list-item>
          </text:list>
        </text:list-item>
      </text:list>
      <text:p text:style-name="P1"/>
      <text:p text:style-name="P1">Potentiometers</text:p>
      <text:list text:style-name="L4">
        <text:list-item>
          <text:p text:style-name="P6">Gain Knob</text:p>
          <text:list>
            <text:list-item>
              <text:p text:style-name="P6">Controls the feedback loop on triode U4A. <text:s/></text:p>
              <text:list>
                <text:list-item>
                  <text:p text:style-name="P6">When set on Max, U1A (solid 7.63v dc) connects to tube1's cathode. <text:s/>This turns tube1 into a voltage amplifier. <text:s/>In this position, a grid swing of 3v multiplies into a plate swing of 30v.</text:p>
                  <text:list>
                    <text:list-item>
                      <text:p text:style-name="P6">This causes the grid of tube2 to swing between -30v and +10v, which tube2 can't interpret intelligibly. <text:s/>So tube2 outputs at the anode a squared signal (on: 130v when grid2 drops below +3v and off: 20v when grid2 rises above +3v.) <text:s/></text:p>
                    </text:list-item>
                  </text:list>
                </text:list-item>
                <text:list-item>
                  <text:p text:style-name="P6">When set on Off, the signal from tube2's anode connects to tube1's cathode (via 2 caps and 3 resistors). <text:s/>This turns tube1 into a paraphase amplifier.</text:p>
                  <text:list>
                    <text:list-item>
                      <text:p text:style-name="P6">A paraphase amplifier is a cousin of the cathode follower circuit. <text:s/>The anode of tube1 generates a signal from the grid, and the cathode of tube1 generates the same signal 180' out-of-phase. <text:s/></text:p>
                    </text:list-item>
                    <text:list-item>
                      <text:p text:style-name="P6">The anode and cathode signals are both not amplified from the grid signal. </text:p>
                    </text:list-item>
                    <text:list-item>
                      <text:p text:style-name="P6">The anode signal is fed to the tube2's grid, where it amplified. <text:s/>The cathode signal is placed on top of the tube2's anode signal. <text:s/>The anode2 and the cathode1 signal are now in phase, and so adding the small cathode1 signal to the strong anode2 signal does nothing.</text:p>
                    </text:list-item>
                    <text:list-item>
                      <text:p text:style-name="P6">In effect, setting the Gain knob to zero eliminates the gain from tube1. <text:s/>That accounts for the name.</text:p>
                    </text:list-item>
                    <text:list-item>
                      <text:p text:style-name="P6">Does the size of the pot affect the gain? <text:s/>(E.g., 500K pot allows more gain than a 100K pot?)</text:p>
                      <text:list>
                        <text:list-item>
                          <text:p text:style-name="P6">asdnk</text:p>
                        </text:list-item>
                      </text:list>
                    </text:list-item>
                    <text:list-item>
                      <text:p text:style-name="P6">Does a small pot allow more clean signal than a large pot?</text:p>
                      <text:list>
                        <text:list-item>
                          <text:p text:style-name="P6">Yes, under 100K the signal goes into distortion, even on when turned to zero.</text:p>
                        </text:list-item>
                      </text:list>
                    </text:list-item>
                  </text:list>
                </text:list-item>
              </text:list>
            </text:list-item>
          </text:list>
        </text:list-item>
        <text:list-item>
          <text:p text:style-name="P6">Pot 2</text:p>
          <text:list>
            <text:list-item>
              <text:p text:style-name="P6">Controls the output signal; <text:s/>the wiper is wired to opamp U2B, which feeds the output chain.</text:p>
              <text:list>
                <text:list-item>
                  <text:p text:style-name="P6">When set to x, the wiper connects to the output of U1A (7.76v solid dc). <text:s/>So, the solid dc signal is passed through an opamp or two, compared against another solid dc signal (passing a solid dc signal down the output chain), and finally blocked by a capacitors just before the output connectors. <text:s/>An opamp only acts when it detects a change in voltage, so two solid dc signals as inputs would not provoke any output from the opamp, regardless what each of the signals' actual voltage is. <text:s/>(Unless that voltage is outside of the opamp's operating range, but let's not make things too complicated.) <text:s text:c="3"/></text:p>
                </text:list-item>
                <text:list-item>
                  <text:p text:style-name="P6">When set to y, the wiper connects to a junction of two signals. <text:s/>One signal is the original diff amp (U1B) filtered through a diode and two resistors. <text:s/>(Possibly, it is related to the clipping LED lamp circuit, or it could be a “fuse” to protect the tubes from surges of current.) <text:s/>[I plan to remove this subcircuit.] <text:s/>The other signal at the junction is the output of the second triode filtered through a capacitor and a resistor. <text:s/>It is also the output of the first triode filtered by two resistors and then the above capacitor and resistor. <text:s/>It could present a minute amount of signal from the first triode's cathode. <text:s/>Regardless, this signal is the post-tube processed signal. <text:s/></text:p>
                </text:list-item>
                <text:list-item>
                  <text:p text:style-name="P6">If the pot is 75K ohms or greater, a full-power input signal will clip opamp U2B. <text:s/>This is the distortion you hear when you crank the gain knob; opamp distortion is very unpleasant to my ears. <text:s/>Some articles have contrasted it to transistor distortion and tube distortion; tube being most low-number harmonics, silicone transistors being ???, germanium transistors being ???, and opamps being ???.</text:p>
                  <text:list>
                    <text:list-item>
                      <text:p text:style-name="P6">The data compels us to replace it with a good 100K pot or 50K pot.</text:p>
                    </text:list-item>
                  </text:list>
                </text:list-item>
              </text:list>
            </text:list-item>
          </text:list>
        </text:list-item>
      </text:list>
      <text:p text:style-name="P7"/>
      <text:p text:style-name="P1">Transistors</text:p>
      <text:list text:style-name="L5">
        <text:list-item>
          <text:p text:style-name="P8">None are involved directly in the signal chain. <text:s/>They serve one of two purposes:</text:p>
        </text:list-item>
        <text:list-item>
          <text:p text:style-name="P8">Voltage Smoothing</text:p>
          <text:list>
            <text:list-item>
              <text:p text:style-name="P8">Q6</text:p>
              <text:list>
                <text:list-item>
                  <text:p text:style-name="P8">Smooths +90v dc signal from voltage multiplier for anodes [B+ voltage].</text:p>
                </text:list-item>
                <text:list-item>
                  <text:p text:style-name="P8">Blocks signals from anodes traveling upstreams any further.</text:p>
                </text:list-item>
              </text:list>
            </text:list-item>
            <text:list-item>
              <text:p text:style-name="P8">Q5</text:p>
              <text:list>
                <text:list-item>
                  <text:p text:style-name="P8">Smooths +45v dc signal for phantom power.</text:p>
                </text:list-item>
              </text:list>
            </text:list-item>
          </text:list>
        </text:list-item>
        <text:list-item>
          <text:p text:style-name="P8">Small signal amplification</text:p>
          <text:list>
            <text:list-item>
              <text:p text:style-name="P8">Q3, Q4</text:p>
              <text:list>
                <text:list-item>
                  <text:p text:style-name="P8">Pass the signal to indicate “clipping” via LED.</text:p>
                </text:list-item>
              </text:list>
            </text:list-item>
          </text:list>
        </text:list-item>
      </text:list>
      <text:p text:style-name="P5"/>
      <text:p text:style-name="P1">Issues</text:p>
      <text:list text:style-name="L6">
        <text:list-item>
          <text:p text:style-name="P9">A horrible distortion is created when the gain knob turns past 10 o'clock. <text:s/>It's gotta be a problem with the opamps, cause it sounds like crap. <text:s/>Tube distortion would sound much better, and there are no transistors in the signal chain.</text:p>
        </text:list-item>
      </text:list>
      <text:p text:style-name="P5"/>
      <text:p text:style-name="P1">Tubes</text:p>
      <text:list text:style-name="L7">
        <text:list-item>
          <text:p text:style-name="P10">If the loop between the cathode1 and anode2 could be a cathode follower. <text:s/>Or it could be part of a paraphase amplifier.</text:p>
        </text:list-item>
        <text:list-item>
          <text:p text:style-name="P10">Tube2 is a typical voltage amplifier.</text:p>
        </text:list-item>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1" svg:font-family="'Luxi Sans'"/>
    <style:font-face style:name="Bitstream Vera Sans Mono" svg:font-family="'Bitstream Vera Sans Mono'" style:font-family-generic="modern" style:font-pitch="fixed"/>
    <style:font-face style:name="Bitstream Vera Sans1" svg:font-family="'Bitstream Vera Sans'" style:font-pitch="variable"/>
    <style:font-face style:name="Luxi Sans" svg:font-family="'Luxi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1"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xi Sans" style:font-size-asian="14pt" style:font-name-complex="Luxi Sans" style:font-size-complex="14pt"/>
    </style:style>
    <style:style style:name="List" style:family="paragraph" style:parent-style-name="Text_20_body" style:class="list">
      <style:text-properties style:font-name-complex="Luxi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xi Sans1" style:font-size-complex="12pt" style:font-style-complex="italic"/>
    </style:style>
    <style:style style:name="Index" style:family="paragraph" style:parent-style-name="Standard" style:class="index">
      <style:paragraph-properties text:number-lines="false" text:line-number="0"/>
      <style:text-properties style:font-name-complex="Luxi 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3-16T16:57:32</meta:creation-date>
    <dc:date>2006-03-28T18:16:50</dc:date>
    <dc:language>en-US</dc:language>
    <meta:editing-cycles>7</meta:editing-cycles>
    <meta:editing-duration>P3DT9H46M34S</meta:editing-duration>
    <meta:user-defined meta:name="Info 1"/>
    <meta:user-defined meta:name="Info 2"/>
    <meta:user-defined meta:name="Info 3"/>
    <meta:user-defined meta:name="Info 4"/>
    <meta:document-statistic meta:table-count="0" meta:image-count="0" meta:object-count="0" meta:page-count="4" meta:paragraph-count="68" meta:word-count="1296" meta:character-count="7172"/>
  </office:meta>
</office:document-meta>
</file>